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Linking Aadhaar and PAN to your bank account is mandatory for KYC and transactions above ₹50,000 in India. This guide explains the process.</text:p>
      <text:h text:style-name="P1" text:outline-level="2">Steps</text:h>
      <text:list text:style-name="L5">
        <text:list-item>
          <text:p text:style-name="P7"><text:span text:style-name="Strong_20_Emphasis">Visit Branch</text:span>: Go to bank with Aadhaar, PAN, and passbook.</text:p>
        </text:list-item>
        <text:list-item>
          <text:p text:style-name="P7"><text:span text:style-name="Strong_20_Emphasis">Get Form</text:span>: Request Aadhaar/PAN linking or KYC form.</text:p>
        </text:list-item>
        <text:list-item>
          <text:p text:style-name="P7"><text:span text:style-name="Strong_20_Emphasis">Fill Details</text:span>: Enter account number, Aadhaar/PAN number.</text:p>
        </text:list-item>
        <text:list-item>
          <text:p text:style-name="P7"><text:span text:style-name="Strong_20_Emphasis">Submit Documents</text:span>: Provide self-attested copies; show originals.</text:p>
        </text:list-item>
        <text:list-item>
          <text:p text:style-name="P7"><text:span text:style-name="Strong_20_Emphasis">Online Method</text:span>: Log in to net banking, go to “KYC,” enter details.</text:p>
        </text:list-item>
        <text:list-item>
          <text:p text:style-name="P7"><text:span text:style-name="Strong_20_Emphasis">Verify OTP</text:span>: Authenticate Aadhaar via OTP on registered mobile.</text:p>
        </text:list-item>
        <text:list-item>
          <text:p text:style-name="P7"><text:span text:style-name="Strong_20_Emphasis">Confirmation</text:span>: Linking completes in 1–5 days.</text:p>
        </text:list-item>
      </text:list>
      <text:h text:style-name="P1" text:outline-level="2">Notes</text:h>
      <text:list text:style-name="L6">
        <text:list-item>
          <text:p text:style-name="P8">Aadhaar requires mobile registered with UIDAI.</text:p>
        </text:list-item>
        <text:list-item>
          <text:p text:style-name="P8">PAN is essential for tax reporting.</text:p>
        </text:list-item>
        <text:list-item>
          <text:p text:style-name="P8">Some banks offer SMS/ATM linking.</text:p>
        </text:list-item>
      </text:list>
      <text:h text:style-name="P1" text:outline-level="2">Key Terms</text:h>
      <text:p text:style-name="P2">Aadhaar linking, PAN linking, KYC, OTP, internet banking, UIDAI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7T23:55:44.107602219</dc:date>
    <meta:editing-duration>PT2M3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4" meta:character-count="760" meta:non-whitespace-character-count="663"/>
  </office:meta>
</office:document-meta>
</file>